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8e27e" officeooo:paragraph-rsid="0018e27e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09T16:44:29.423000000</dc:date>
    <meta:editing-duration>PT12H28M16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3" meta:word-count="115" meta:character-count="568" meta:non-whitespace-character-count="477"/>
  </office:meta>
</office:document-meta>
</file>